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P1" style:family="paragraph" style:parent-style-name="Standard">
      <style:text-properties officeooo:rsid="001701ad" officeooo:paragraph-rsid="001701ad"/>
    </style:style>
    <style:style style:name="P2" style:family="paragraph" style:parent-style-name="Standard">
      <style:paragraph-properties fo:break-before="page"/>
      <style:text-properties officeooo:rsid="001701ad" officeooo:paragraph-rsid="001701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1</text:p>
      <text:p text:style-name="P2">Pag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モトヤLマルベリ3等幅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モトヤLマルベリ3等幅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モトヤLマルベリ3等幅" style:font-family-asian="モトヤLマルベリ3等幅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15:35:56.295100169</meta:creation-date>
    <dc:date>2014-01-05T15:36:34.536384114</dc:date>
    <meta:editing-duration>P0D</meta:editing-duration>
    <meta:editing-cycles>1</meta:editing-cycles>
    <meta:document-statistic meta:table-count="0" meta:image-count="0" meta:object-count="0" meta:page-count="2" meta:paragraph-count="2" meta:word-count="2" meta:character-count="10" meta:non-whitespace-character-count="10"/>
    <meta:generator>LibreOffice/4.1.4.2$Linux_X86_64 LibreOffice_project/410m0$Build-2</meta:generator>
  </office:meta>
</office:document-meta>
</file>